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6f7df" officeooo:paragraph-rsid="0016f7df"/>
    </style:style>
    <style:style style:name="P2" style:family="paragraph" style:parent-style-name="Heading_20_2">
      <style:text-properties officeooo:rsid="0016f7df" officeooo:paragraph-rsid="0016f7df"/>
    </style:style>
    <style:style style:name="P3" style:family="paragraph" style:parent-style-name="Heading_20_3">
      <style:text-properties officeooo:rsid="0016f7df" officeooo:paragraph-rsid="0016f7df"/>
    </style:style>
    <style:style style:name="P4" style:family="paragraph" style:parent-style-name="Text_20_body">
      <style:paragraph-properties fo:text-align="justify" style:justify-single-word="false"/>
      <style:text-properties officeooo:rsid="0016f7df" officeooo:paragraph-rsid="0016f7df"/>
    </style:style>
    <style:style style:name="P5" style:family="paragraph" style:parent-style-name="Text_20_body" style:list-style-name="L4">
      <style:paragraph-properties fo:text-align="justify" style:justify-single-word="false"/>
      <style:text-properties officeooo:rsid="0016f7df" officeooo:paragraph-rsid="0016f7df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6f7df" officeooo:paragraph-rsid="0016f7df" style:font-weight-asian="bold" style:font-weight-complex="bold"/>
    </style:style>
    <style:style style:name="P7" style:family="paragraph" style:parent-style-name="Text_20_body" style:list-style-name="L1">
      <style:paragraph-properties fo:text-align="justify" style:justify-single-word="false"/>
      <style:text-properties fo:font-weight="bold" officeooo:rsid="0016f7df" officeooo:paragraph-rsid="0016f7df" style:font-weight-asian="bold" style:font-weight-complex="bold"/>
    </style:style>
    <style:style style:name="P8" style:family="paragraph" style:parent-style-name="Title">
      <style:text-properties officeooo:rsid="0016f7df" officeooo:paragraph-rsid="0016f7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L MARKETING EN LA EMPRESA</text:p>
      <text:h text:style-name="P1" text:outline-level="1">1. El Marketing</text:h>
      <text:p text:style-name="P4">El marketing es la ciencia y el arte de explorar, crear y entregar valor para satisfacer las necesidades de un mercado objetivo con lucro.</text:p>
      <text:h text:style-name="P1" text:outline-level="1">2. El plan de marketing</text:h>
      <text:p text:style-name="P4">El plan de en el que constan <text:span text:style-name="T1">los objetivos a alcanzar</text:span><text:span text:style-name="T2">, así como las </text:span><text:span text:style-name="T1">acciones de marketing a realizar</text:span><text:span text:style-name="T2">.</text:span></text:p>
      <text:p text:style-name="P6">Marketing estratégico<text:span text:style-name="T2">: Concretar objetivos, estudio de mercado y decisión de estrategia a seguir.</text:span></text:p>
      <text:p text:style-name="P6">Marketing operativo<text:span text:style-name="T2">: Diseñar la forma práctica de conseguir objetivos, acciones concretas que vamos a poner en practica.</text:span></text:p>
      <text:h text:style-name="P2" text:outline-level="2">2.1. Marketing estratégico</text:h>
      <text:p text:style-name="P6">Estrategia de posicionamiento<text:span text:style-name="T2">: Consiste en decidir con qué características se desea que los consumidores perciban el producto como diferente a los productos de la competencia y sea el mejor percibido.</text:span></text:p>
      <text:p text:style-name="P6"><text:span text:style-name="T2">Existen dos tipos de posicionamiento, en calidad y en precio. También existe varios tipos entre estas dos grandes ramas.</text:span></text:p>
      <text:h text:style-name="P2" text:outline-level="2">2.2. El marketing operativo o marketing mix</text:h>
      <text:p text:style-name="P4">Conjunto de estrategias que vamos a utilizar para incrementar nuestras ventas y que están relacionadas con cuatro elementos fundamentales (4P’s):</text:p>
      <text:list text:style-name="L1">
        <text:list-item>
          <text:p text:style-name="P7">Producto<text:span text:style-name="T2">: Aquello que vendemos</text:span></text:p>
        </text:list-item>
        <text:list-item>
          <text:p text:style-name="P7">Precio<text:span text:style-name="T2">: Cantidad económica que está dispuesto a pagar</text:span></text:p>
        </text:list-item>
        <text:list-item>
          <text:p text:style-name="P7">Promoción<text:span text:style-name="T2">: Todas las acciones que llevamos a cabo para dar a conocer el producto</text:span></text:p>
        </text:list-item>
        <text:list-item>
          <text:p text:style-name="P7">Distribución<text:span text:style-name="T2">: Todas las etapas que pasa el producto desde su producción hasta el consumidor.</text:span></text:p>
        </text:list-item>
      </text:list>
      <text:h text:style-name="P3" text:outline-level="3">2.2.1 Producto</text:h>
      <text:p text:style-name="P4">Producto o servicio que satisface una necesidad del consumidor. El producto puede tener un valor añadido que esta clasificado en 3 niveles:</text:p>
      <text:list text:style-name="L4">
        <text:list-item>
          <text:p text:style-name="P5">Producto básico: Los atributos que tiene para solucionar el problema del cliente.</text:p>
        </text:list-item>
        <text:list-item>
          <text:p text:style-name="P5">Producto real: Diseño y desarrollo del produc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1:19:10.172000000</meta:creation-date>
    <dc:date>2023-11-20T12:33:37.718000000</dc:date>
    <meta:editing-duration>PT1H14M28S</meta:editing-duration>
    <meta:editing-cycles>1</meta:editing-cycles>
    <meta:document-statistic meta:table-count="0" meta:image-count="0" meta:object-count="0" meta:page-count="1" meta:paragraph-count="20" meta:word-count="254" meta:character-count="1596" meta:non-whitespace-character-count="1368"/>
    <meta:generator>LibreOffice/7.6.1.2$Windows_X86_64 LibreOffice_project/f5defcebd022c5bc36bbb79be232cb6926d8f674</meta:generator>
  </office:meta>
</office:document-meta>
</file>